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tarSymbol" svg:font-family="StarSymbol" style:font-family-generic="system" style:font-charset="x-symbol"/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 style:font-name-asian="Times New Roman" style:font-name-complex="Times New Roman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T1" style:family="text">
      <style:text-properties fo:language="en" fo:country="GB" style:font-name-asian="Times New Roman" style:font-name-complex="Times New Roman" style:language-complex="ar" style:country-complex="SA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language="en" fo:country="US" style:font-name-asian="Times New Roman1" style:font-name-complex="Times New Roman1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style:font-name="Times New Roman1" fo:font-size="14pt" fo:language="ru" fo:country="RU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1" fo:font-size="14pt" style:font-size-asian="14pt" style:font-size-complex="14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6cm" svg:height="0.93cm" draw:z-index="0"><draw:image xlink:href="../../odt_eng/images/0053.png" xlink:type="simple" xlink:show="embed" xlink:actuate="onLoad"/></draw:frame></text:span></text:span></text:p>
          </table:table-cell>
          <table:table-cell table:style-name="Таблица1.B1" office:value-type="string">
            <text:p text:style-name="P7">Hyperbolic Tangent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981cm" svg:height="1.349cm" draw:z-index="0"><draw:image xlink:href="../../odt_eng/images/0053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T8">The unit is </text:span><text:span text:style-name="T9">vectorized </text:span><text:span text:style-name="T10">and returns the output value calculated as per the formula</text:span>:</text:p>
            <text:p text:style-name="P5"><draw:frame draw:style-name="fr3" draw:name="Объект1" text:anchor-type="as-char" svg:width="4.856cm" svg:height="0.564cm" draw:z-index="0"><draw:object xlink:href="./Object 1" xlink:type="simple" xlink:show="embed" xlink:actuate="onLoad"/><draw:image xlink:href="./ObjectReplacements/Object 1" xlink:type="simple" xlink:show="embed" xlink:actuate="onLoad"/><svg:title>formula</svg:title><svg:desc>формула</svg:desc></draw:frame>,</text:p>
            <text:p text:style-name="Text_20_body"><text:span text:style-name="T8">where</text:span>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title>formula</svg:title><svg:desc>формула</svg:desc></draw:frame><text:span text:style-name="T8">are for the amplitude, circle frequency and phase</text:span>,</text:p>
            <text:p text:style-name="Text_20_body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title>formula</svg:title><svg:desc>формула</svg:desc></draw:frame><text:span text:style-name="T8">are for input and output signals</text:span><text:span text:style-name="T11">.</text:span></text:p>
            <text:p text:style-name="Text_20_body"><text:span text:style-name="T9">Properties</text:span><text:span text:style-name="T11">:</text:span></text:p>
            <text:list xml:id="list6627114750942180208" text:style-name="L1">
              <text:list-item>
                <text:p text:style-name="P8"><text:span text:style-name="T4">Amplitude is coefficient</text:span><text:span text:style-name="T5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5">.</text:span></text:p>
              </text:list-item>
              <text:list-item>
                <text:p text:style-name="P8"><text:span text:style-name="T4">Frequency is coefficient</text:span><text:span text:style-name="T5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5">.</text:span></text:p>
              </text:list-item>
              <text:list-item>
                <text:p text:style-name="P8"><text:span text:style-name="T4">Phase is coefficient</text:span><text:span text:style-name="T5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5">.</text:span></text:p>
              </text:list-item>
            </text:list>
            <text:p text:style-name="P6"><text:span text:style-name="Основной_20_шрифт_20_абзаца"><text:span text:style-name="T2">The </text:span></text:span><text:span text:style-name="Основной_20_шрифт_20_абзаца"><text:span text:style-name="T3">p</text:span></text:span><text:span text:style-name="Основной_20_шрифт_20_абзаца"><text:span text:style-name="T6">roperties</text:span></text:span><text:span text:style-name="Основной_20_шрифт_20_абзаца"><text:span text:style-name="T2"> <text:s/>can be vectors, which dimensions </text:span></text:span><text:span text:style-name="Основной_20_шрифт_20_абзаца"><text:span text:style-name="T7">must be equal to the dimension of the input vector signal, in this case, the output will also be a vector signal</text:span></text:span><text:span text:style-name="Основной_20_шрифт_20_абзаца"><text:span text:style-name="T3">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tarSymbol" svg:font-family="StarSymbol" style:font-family-generic="system" style:font-charset="x-symbol"/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Гиперболический тангенс</dc:title>
    <dc:creator>Александр </dc:creator>
    <meta:creation-date>2012-01-24T11:08:00Z</meta:creation-date>
    <dc:date>2012-03-04T19:51:43.32</dc:date>
    <meta:editing-cycles>150</meta:editing-cycles>
    <meta:editing-duration>PT2H52M47S</meta:editing-duration>
    <meta:document-statistic meta:table-count="1" meta:image-count="2" meta:object-count="6" meta:page-count="1" meta:paragraph-count="14" meta:word-count="81" meta:character-count="465"/>
    <meta:template xlink:type="simple" xlink:actuate="onRequest" xlink:title="" xlink:href="../../odt_eng/0053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t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t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